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/>
    <style:style style:family="paragraph" style:name="P3" style:display-name="P3" style:parent-style-name="Normal">
      <style:paragraph-properties fo:text-align="center"/>
    </style:style>
    <style:style style:family="paragraph" style:name="P4" style:display-name="P4" style:parent-style-name="Normal">
      <style:paragraph-properties fo:text-align="center" fo:line-height="200%"/>
      <style:text-properties fo:font-size="16pt" fo:font-weight="bold"/>
    </style:style>
    <style:style style:family="paragraph" style:name="P1" style:display-name="P1">
      <style:paragraph-properties fo:break-before="page"/>
    </style:style>
    <style:style style:family="section" style:name="Sect1" style:display-name="Sect1">
      <style:section-properties text:dont-balance-text-columns="true">
        <style:columns fo:column-count="1" fo:column-gap="0in"/>
      </style:section-properties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2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Justin Stewart</text:p>
        <text:p text:style-name="P4">scubastew@csu.fullerton.edu</text:p>
        <text:p text:style-name="P4">CPSC 240</text:p>
        <text:p text:style-name="P4">Assignment 2</text:p>
        <text:p text:style-name="P4">September 10, 2015</text:p>
        <text:p text:style-name="P4">Four-Device Current Calculator</text:p>
        <text:p text:style-name="P4">CSUF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in" fo:margin-left="1in" fo:margin-right="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in" fo:margin-left="0.5in" fo:margin-right="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in" fo:margin-left="1.5in" fo:margin-right="0in"/>
    </style:style>
    <style:style style:family="paragraph" style:name="Contents-4" style:display-name="Contents 4" style:parent-style-name="Normal" style:next-style-name="Normal">
      <style:paragraph-properties fo:text-indent="-0.3in" fo:margin-left="2in" fo:margin-right="0in"/>
    </style:style>
    <style:style style:family="paragraph" style:name="Normal" style:display-name="Normal">
      <style:paragraph-properties style:writing-mode="lr"/>
      <style:text-properties fo:color="#000000" style:font-name="Liberation Serif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Justin Stewart</meta:initial-creator>
    <dc:creator>Justin Stewart</dc:creator>
    <meta:creation-date>2015-08-10T19:38:43.850973453</meta:creation-date>
    <dc:date>Mon Aug 31 17:07:15 2015
</dc:date>
  </office:meta>
</office:document-meta>
</file>